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with LPF)" table:style-name="ta1">
        <table:table-column table:style-name="co1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7" calcext:value-type="float">
            <text:p>1.7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5048" calcext:value-type="float">
            <text:p>13.5048</text:p>
          </table:table-cell>
          <table:table-cell office:value-type="float" office:value="38.468" calcext:value-type="float">
            <text:p>38.468</text:p>
          </table:table-cell>
          <table:table-cell office:value-type="float" office:value="7.027" calcext:value-type="float">
            <text:p>7.027</text:p>
          </table:table-cell>
          <table:table-cell table:formula="of:=SUM([.F2]/[.D2])" office:value-type="percentage" office:value="0.520333511047924" calcext:value-type="percentage">
            <text:p>52.03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63573" calcext:value-type="float">
            <text:p>12.63573</text:p>
          </table:table-cell>
          <table:table-cell office:value-type="float" office:value="38.033" calcext:value-type="float">
            <text:p>38.033</text:p>
          </table:table-cell>
          <table:table-cell office:value-type="float" office:value="6.357" calcext:value-type="float">
            <text:p>6.357</text:p>
          </table:table-cell>
          <table:table-cell table:formula="of:=SUM([.F3]/[.D3])" office:value-type="percentage" office:value="0.50309716969261" calcext:value-type="percentage">
            <text:p>50.31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68" calcext:value-type="float">
            <text:p>1.68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3.35096" calcext:value-type="float">
            <text:p>13.35096</text:p>
          </table:table-cell>
          <table:table-cell office:value-type="float" office:value="38.56" calcext:value-type="float">
            <text:p>38.56</text:p>
          </table:table-cell>
          <table:table-cell office:value-type="float" office:value="7.177" calcext:value-type="float">
            <text:p>7.177</text:p>
          </table:table-cell>
          <table:table-cell table:formula="of:=SUM([.F4]/[.D4])" office:value-type="percentage" office:value="0.537564339942596" calcext:value-type="percentage">
            <text:p>53.76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1" calcext:value-type="float">
            <text:p>1.51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00299" calcext:value-type="float">
            <text:p>12.00299</text:p>
          </table:table-cell>
          <table:table-cell office:value-type="float" office:value="37.639" calcext:value-type="float">
            <text:p>37.639</text:p>
          </table:table-cell>
          <table:table-cell office:value-type="float" office:value="7.079" calcext:value-type="float">
            <text:p>7.079</text:p>
          </table:table-cell>
          <table:table-cell table:formula="of:=SUM([.F5]/[.D5])" office:value-type="percentage" office:value="0.589769715712502" calcext:value-type="percentage">
            <text:p>58.98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9" calcext:value-type="float">
            <text:p>1.79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4.23587" calcext:value-type="float">
            <text:p>14.23587</text:p>
          </table:table-cell>
          <table:table-cell office:value-type="float" office:value="38.716" calcext:value-type="float">
            <text:p>38.716</text:p>
          </table:table-cell>
          <table:table-cell office:value-type="float" office:value="7.44" calcext:value-type="float">
            <text:p>7.44</text:p>
          </table:table-cell>
          <table:table-cell table:formula="of:=SUM([.F6]/[.D6])" office:value-type="percentage" office:value="0.52262348560362" calcext:value-type="percentage">
            <text:p>52.26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2" calcext:value-type="float">
            <text:p>1.92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5.26784" calcext:value-type="float">
            <text:p>15.26784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7]/[.D7])" office:value-type="percentage" office:value="0.505441503185781" calcext:value-type="percentage">
            <text:p>50.54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4.3136" calcext:value-type="float">
            <text:p>14.3136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8]/[.D8])" office:value-type="percentage" office:value="0.539137603398167" calcext:value-type="percentage">
            <text:p>53.9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6" calcext:value-type="float">
            <text:p>1.7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99904" calcext:value-type="float">
            <text:p>13.99904</text:p>
          </table:table-cell>
          <table:table-cell office:value-type="float" office:value="37.665" calcext:value-type="float">
            <text:p>37.665</text:p>
          </table:table-cell>
          <table:table-cell office:value-type="float" office:value="5.841" calcext:value-type="float">
            <text:p>5.841</text:p>
          </table:table-cell>
          <table:table-cell table:formula="of:=SUM([.F9]/[.D9])" office:value-type="percentage" office:value="0.417242896655771" calcext:value-type="percentage">
            <text:p>41.72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3" calcext:value-type="float">
            <text:p>1.43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1.36993" calcext:value-type="float">
            <text:p>11.36993</text:p>
          </table:table-cell>
          <table:table-cell office:value-type="float" office:value="37.091" calcext:value-type="float">
            <text:p>37.091</text:p>
          </table:table-cell>
          <table:table-cell office:value-type="float" office:value="5.117" calcext:value-type="float">
            <text:p>5.117</text:p>
          </table:table-cell>
          <table:table-cell table:formula="of:=SUM([.F10]/[.D10])" office:value-type="percentage" office:value="0.450046746110134" calcext:value-type="percentage">
            <text:p>45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9" calcext:value-type="float">
            <text:p>1.6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3.43381" calcext:value-type="float">
            <text:p>13.43381</text:p>
          </table:table-cell>
          <table:table-cell office:value-type="float" office:value="37.14" calcext:value-type="float">
            <text:p>37.14</text:p>
          </table:table-cell>
          <table:table-cell office:value-type="float" office:value="5.176" calcext:value-type="float">
            <text:p>5.176</text:p>
          </table:table-cell>
          <table:table-cell table:formula="of:=SUM([.F11]/[.D11])" office:value-type="percentage" office:value="0.385296501885913" calcext:value-type="percentage">
            <text:p>38.5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background-color="transparent" style:table-centering="horizontal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8T14:13:33.908000000</dc:date>
    <meta:editing-duration>PT10M1S</meta:editing-duration>
    <meta:editing-cycles>6</meta:editing-cycles>
    <meta:generator>LibreOffice/6.2.1.2$Windows_X86_64 LibreOffice_project/7bcb35dc3024a62dea0caee87020152d1ee96e71</meta:generator>
    <meta:document-statistic meta:table-count="1" meta:cell-count="77" meta:object-count="0"/>
  </office:meta>
</office:document-meta>
</file>